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C000002642C9E7D67F66A2CF2.png" manifest:media-type="image/png"/>
  <manifest:file-entry manifest:full-path="Pictures/100002010000032000000258AF61B24C7DD31570.png" manifest:media-type="image/png"/>
  <manifest:file-entry manifest:full-path="Pictures/10000000000002F70000023B7B0C7044DC5BB6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5.74cm" svg:x="0.2cm" svg:y="0.102cm">
          <draw:image xlink:href="Pictures/10000000000002F70000023B7B0C7044DC5BB6CB.png" xlink:type="simple" xlink:show="embed" xlink:actuate="onLoad">
            <text:p/>
          </draw:image>
        </draw:frame>
        <draw:frame draw:style-name="gr1" draw:text-style-name="P1" draw:layer="layout" svg:width="9.654cm" svg:height="7.254cm" svg:x="-1.27cm" svg:y="5.814cm">
          <draw:image xlink:href="Pictures/100002010000032000000258AF61B24C7DD31570.png" xlink:type="simple" xlink:show="embed" xlink:actuate="onLoad">
            <text:p/>
          </draw:image>
        </draw:frame>
        <draw:frame draw:style-name="gr1" draw:text-style-name="P1" draw:layer="layout" svg:width="7.62cm" svg:height="5.74cm" svg:x="-0.177cm" svg:y="12.497cm">
          <draw:image xlink:href="Pictures/100002010000032C000002642C9E7D67F66A2CF2.png" xlink:type="simple" xlink:show="embed" xlink:actuate="onLoad">
            <text:p/>
          </draw:image>
        </draw:frame>
        <draw:frame draw:style-name="gr2" draw:text-style-name="P2" draw:layer="layout" svg:width="0.508cm" svg:height="0.962cm" svg:x="6.35cm" svg:y="0.462cm">
          <draw:text-box>
            <text:p>a</text:p>
          </draw:text-box>
        </draw:frame>
        <draw:frame draw:style-name="gr2" draw:text-style-name="P2" draw:layer="layout" svg:width="0.508cm" svg:height="0.962cm" svg:x="6.35cm" svg:y="6.35cm">
          <draw:text-box>
            <text:p>b</text:p>
          </draw:text-box>
        </draw:frame>
        <draw:frame draw:style-name="gr2" draw:text-style-name="P2" draw:layer="layout" svg:width="0.508cm" svg:height="0.962cm" svg:x="5.896cm" svg:y="12.954cm">
          <draw:text-box>
            <text:p>c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567cm" svg:height="7.047cm" svg:x="3.363cm" svg:y="2.397cm"/>
      <draw:page-thumbnail draw:layer="backgroundobjects" svg:width="4.567cm" svg:height="7.047cm" svg:x="3.363cm" svg:y="10.445cm"/>
      <draw:page-thumbnail draw:layer="backgroundobjects" svg:width="4.567cm" svg:height="7.047cm" svg:x="3.363cm" svg:y="18.493cm"/>
      <draw:page-thumbnail draw:layer="backgroundobjects" svg:width="4.567cm" svg:height="7.047cm" svg:x="13.658cm" svg:y="2.397cm"/>
      <draw:page-thumbnail draw:layer="backgroundobjects" svg:width="4.567cm" svg:height="7.047cm" svg:x="13.658cm" svg:y="10.445cm"/>
      <draw:page-thumbnail draw:layer="backgroundobjects" svg:width="4.567cm" svg:height="7.047cm" svg:x="13.65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2:47:34.277586390</meta:creation-date>
    <dc:date>2016-07-30T13:34:22.998337938</dc:date>
    <meta:editing-duration>PT45M18S</meta:editing-duration>
    <meta:editing-cycles>3</meta:editing-cycles>
    <meta:generator>LibreOffice/5.0.6.2$Linux_X86_64 LibreOffice_project/00m0$Build-2</meta:generator>
    <meta:document-statistic meta:object-count="29"/>
  </office:meta>
</office:document-meta>
</file>